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/>
    </style:style>
  </office:automatic-styles>
  <office:body>
    <office:text>
      <text:p text:style-name="P1"><text:span text:style-name="T1">Fitness Calories<text:s/></text:span><text:span text:style-name="T2">мануал</text:span></text:p>
      <text:p text:style-name="P2"><text:span text:style-name="T3"/></text:p>
      <text:p text:style-name="P2"><text:span text:style-name="T4">Ідея програми</text:span></text:p>
      <text:p text:style-name="P2"><text:span text:style-name="T5"/></text:p>
      <text:p text:style-name="P3"><text:span text:style-name="T5">В результаті практичного C# програмування було створено Фітнес Программу яка виступає в ролі щоденника, іншими словами записує дані користувача відповідно до його запитів. За допомогою цієї програми користувачі зможуть ефективно стежити за своїм прогресом як у підрахунку калорій, так і в прогресі своїх тренувань.</text:span></text:p>
      <text:p text:style-name="P3"><text:span text:style-name="T5"/></text:p>
      <text:p text:style-name="P3"><text:span text:style-name="T5">Інструкція по роботі з цією програмою</text:span></text:p>
      <text:p text:style-name="P3"><text:span text:style-name="T5"/></text:p>
      <text:p text:style-name="P3"><text:span text:style-name="T5"><text:s/>Перед тим як розпочати роботу з цією програмою вам слід її встановити за допомогою проекту установника (рис.1, рис.2).Після успішного встановлення, у вас з'явиться ярлик FITNESS CALORIES (рис.3) Потім запустіть програму за допомогою адміністратора. У вас відкриється діалогове вікно (рис.4), де користувач повинен ввести свої дані. Після того, як користувач введе свої дані він буде авторизований. (рис.5)</text:span></text:p>
      <text:p text:style-name="P3"><text:span text:style-name="T5"/></text:p>
      <text:p text:style-name="P4"><draw:frame text:anchor-type="as-char" svg:width="135.20mm" svg:height="111.39mm" style:rel-width="scale" style:rel-height="scale"><draw:object-ole xlink:href="OleObj1"/><draw:image xlink:href="ObjectReplacements/OleObj1"/></draw:frame><text:span text:style-name="T6"/></text:p>
      <text:p text:style-name="P5"><text:span text:style-name="T7">рис.1</text:span></text:p>
      <text:p text:style-name="P5"><text:span text:style-name="T7"/></text:p>
      <text:p text:style-name="P5"><draw:frame text:anchor-type="as-char" svg:width="135.47mm" svg:height="111.13mm" style:rel-width="scale" style:rel-height="scale"><draw:object-ole xlink:href="OleObj2"/><draw:image xlink:href="ObjectReplacements/OleObj2"/></draw:frame><text:span text:style-name="T8"/></text:p>
      <text:p text:style-name="P5"><text:span text:style-name="T9">рис.2</text:span></text:p>
      <text:p text:style-name="P5"><text:span text:style-name="T9"/></text:p>
      <text:p text:style-name="P5"><draw:frame text:anchor-type="as-char" svg:width="37.31mm" svg:height="36.78mm" style:rel-width="scale" style:rel-height="scale"><draw:object-ole xlink:href="OleObj3"/><draw:image xlink:href="ObjectReplacements/OleObj3"/></draw:frame><text:span text:style-name="T10"/></text:p>
      <text:p text:style-name="P5"><text:span text:style-name="T11">рис.3</text:span></text:p>
      <text:p text:style-name="P5"><text:span text:style-name="T11"/></text:p>
      <text:p text:style-name="P5"><draw:frame text:anchor-type="as-char" svg:width="152.40mm" svg:height="80.70mm" style:rel-width="scale" style:rel-height="scale"><draw:object-ole xlink:href="OleObj4"/><draw:image xlink:href="ObjectReplacements/OleObj4"/></draw:frame><text:span text:style-name="T12"/></text:p>
      <text:p text:style-name="P5"><text:span text:style-name="T13">рис.4</text:span></text:p>
      <text:p text:style-name="P5"><text:span text:style-name="T13"/></text:p>
      <text:p text:style-name="P5"><draw:frame text:anchor-type="as-char" svg:width="152.40mm" svg:height="80.43mm" style:rel-width="scale" style:rel-height="scale"><draw:object-ole xlink:href="OleObj5"/><draw:image xlink:href="ObjectReplacements/OleObj5"/></draw:frame><text:span text:style-name="T14"/></text:p>
      <text:p text:style-name="P5"><text:span text:style-name="T15">рис.5</text:span></text:p>
      <text:p text:style-name="P5"><text:span text:style-name="T15"/></text:p>
      <text:p text:style-name="P6"><text:span text:style-name="T16">Потім авторизований користувач вибирає мету, яку він хоче зробити. Є три варіанти на вибір: Контроль за раціоном харчування - ввести E, Накачати м'язи - ввести A, Вихід із програми - ввести Q.</text:span></text:p>
      <text:p text:style-name="P6"><text:span text:style-name="T16"/></text:p>
      <text:p text:style-name="P6"><text:span text:style-name="T16">Наприклад, ви вибрали пункт : Контроль за раціоном харчування - ввести E.(рис.6)</text:span></text:p>
      <text:p text:style-name="P6"><text:span text:style-name="T16">Далі від вас буде потрібно :</text:span></text:p>
      <text:p text:style-name="P6"><text:span text:style-name="T16">- ввести ім'я товару,</text:span></text:p>
      <text:p text:style-name="P6"><text:span text:style-name="T16">- ввести калорійність,</text:span></text:p>
      <text:p text:style-name="P6"><text:span text:style-name="T16">- ввести білки,</text:span></text:p>
      <text:p text:style-name="P6"><text:span text:style-name="T16">- Ввести жири,</text:span></text:p>
      <text:p text:style-name="P6"><text:span text:style-name="T16">- Ввести вуглеводи.</text:span></text:p>
      <text:p text:style-name="P6"><text:span text:style-name="T16">- Ввести вагу порції.</text:span></text:p>
      <text:p text:style-name="P6"><text:span text:style-name="T16"/></text:p>
      <text:p text:style-name="P7"><draw:frame text:anchor-type="as-char" svg:width="119.59mm" svg:height="74.88mm" style:rel-width="scale" style:rel-height="scale"><draw:object-ole xlink:href="OleObj6"/><draw:image xlink:href="ObjectReplacements/OleObj6"/></draw:frame><text:span text:style-name="T17"/></text:p>
      <text:p text:style-name="P7"><text:span text:style-name="T18">рис.6</text:span></text:p>
      <text:p text:style-name="P7"><text:span text:style-name="T18"/></text:p>
      <text:p text:style-name="P8"><text:span text:style-name="T19">Після того як ви успішно заповнили всі пункти у вас додасться ваш перший продукт, далі можете додавати наступні продукти для вашого раціону або переключиться на наступний пункт: Накачати м'язи - ввести A. (рис.7)</text:span></text:p>
      <text:p text:style-name="P8"><text:span text:style-name="T19"/></text:p>
      <text:p text:style-name="P8"><text:span text:style-name="T19">Далі від вас буде потрібно :</text:span></text:p>
      <text:p text:style-name="P8"><text:span text:style-name="T19">- Ввести назву вправи,</text:span></text:p>
      <text:p text:style-name="P8"><text:span text:style-name="T19">- ввести витрату енергії за хвилину,</text:span></text:p>
      <text:p text:style-name="P8"><text:span text:style-name="T19">- введіть початок вправи</text:span></text:p>
      <text:p text:style-name="P8"><text:span text:style-name="T19">день, місяць, рік, час (хх.хх.хххх) хх: хх</text:span></text:p>
      <text:p text:style-name="P8"><text:span text:style-name="T19"/></text:p>
      <text:p text:style-name="P9"><draw:frame text:anchor-type="as-char" svg:width="129.38mm" svg:height="104.78mm" style:rel-width="scale" style:rel-height="scale"><draw:object-ole xlink:href="OleObj7"/><draw:image xlink:href="ObjectReplacements/OleObj7"/></draw:frame><text:span text:style-name="T21"/></text:p>
      <text:p text:style-name="P9"><text:span text:style-name="T22">рис.7</text:span></text:p>
      <text:p text:style-name="P9"><text:span text:style-name="T22"/></text:p>
      <text:p text:style-name="P10"><text:span text:style-name="T23">Після того як ви успішно заповнили всі пункти у вас додасться ваша перша вправа, після цього ви можете додавати наступні вправи.</text:span></text:p>
      <text:p text:style-name="P10"><text:span text:style-name="T23"/></text:p>
      <text:p text:style-name="P10"><text:span text:style-name="T23">На завершення у вас є готовий щоденник, куди ви можете вносити і надалі ваші результати.</text:span></text:p>
      <text:p text:style-name="P10"><text:span text:style-name="T23"/></text:p>
      <text:p text:style-name="P10"><text:span text:style-name="T23"/></text:p>
      <text:p text:style-name="P11"><text:span text:style-name="T24"/></text:p>
      <text:p text:style-name="P11"><text:span text:style-name="T25"/></text:p>
      <text:p text:style-name="P12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